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</text:p>
          </table:table-cell>
          <table:table-cell table:formula="of:=CONCATENATE(&quot;'KEY_&quot;;[.A1];&quot;': '&quot;;[.A1];&quot;',&quot;)" office:value-type="string" office:string-value="'KEY_0': '0'," calcext:value-type="string">
            <text:p>'KEY_0': '0',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formula="of:=CONCATENATE(&quot;'KEY_&quot;;[.A2];&quot;': '&quot;;[.A2];&quot;',&quot;)" office:value-type="string" office:string-value="'KEY_1': '1'," calcext:value-type="string">
            <text:p>'KEY_1': '1',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formula="of:=CONCATENATE(&quot;'KEY_&quot;;[.A3];&quot;': '&quot;;[.A3];&quot;',&quot;)" office:value-type="string" office:string-value="'KEY_2': '2'," calcext:value-type="string">
            <text:p>'KEY_2': '2',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formula="of:=CONCATENATE(&quot;'KEY_&quot;;[.A4];&quot;': '&quot;;[.A4];&quot;',&quot;)" office:value-type="string" office:string-value="'KEY_3': '3'," calcext:value-type="string">
            <text:p>'KEY_3': '3',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formula="of:=CONCATENATE(&quot;'KEY_&quot;;[.A5];&quot;': '&quot;;[.A5];&quot;',&quot;)" office:value-type="string" office:string-value="'KEY_4': '4'," calcext:value-type="string">
            <text:p>'KEY_4': '4',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formula="of:=CONCATENATE(&quot;'KEY_&quot;;[.A6];&quot;': '&quot;;[.A6];&quot;',&quot;)" office:value-type="string" office:string-value="'KEY_5': '5'," calcext:value-type="string">
            <text:p>'KEY_5': '5',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formula="of:=CONCATENATE(&quot;'KEY_&quot;;[.A7];&quot;': '&quot;;[.A7];&quot;',&quot;)" office:value-type="string" office:string-value="'KEY_6': '6'," calcext:value-type="string">
            <text:p>'KEY_6': '6',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formula="of:=CONCATENATE(&quot;'KEY_&quot;;[.A8];&quot;': '&quot;;[.A8];&quot;',&quot;)" office:value-type="string" office:string-value="'KEY_7': '7'," calcext:value-type="string">
            <text:p>'KEY_7': '7',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table:formula="of:=CONCATENATE(&quot;'KEY_&quot;;[.A9];&quot;': '&quot;;[.A9];&quot;',&quot;)" office:value-type="string" office:string-value="'KEY_8': '8'," calcext:value-type="string">
            <text:p>'KEY_8': '8',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table:formula="of:=CONCATENATE(&quot;'KEY_&quot;;[.A10];&quot;': '&quot;;[.A10];&quot;',&quot;)" office:value-type="string" office:string-value="'KEY_9': '9'," calcext:value-type="string">
            <text:p>'KEY_9': '9',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table:formula="of:=CONCATENATE(&quot;'KEY_&quot;;[.A11];&quot;': '&quot;;[.A11];&quot;',&quot;)" office:value-type="string" office:string-value="'KEY_LEFT': 'LEFT'," calcext:value-type="string">
            <text:p>'KEY_LEFT': 'LEFT',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CONCATENATE(&quot;'KEY_&quot;;[.A12];&quot;': '&quot;;[.A12];&quot;',&quot;)" office:value-type="string" office:string-value="'KEY_RIGHT': 'RIGHT'," calcext:value-type="string">
            <text:p>'KEY_RIGHT': 'RIGHT',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formula="of:=CONCATENATE(&quot;'KEY_&quot;;[.A13];&quot;': '&quot;;[.A13];&quot;',&quot;)" office:value-type="string" office:string-value="'KEY_DOWN': 'DOWN'," calcext:value-type="string">
            <text:p>'KEY_DOWN': 'DOWN',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formula="of:=CONCATENATE(&quot;'KEY_&quot;;[.A14];&quot;': '&quot;;[.A14];&quot;',&quot;)" office:value-type="string" office:string-value="'KEY_UP': 'UP'," calcext:value-type="string">
            <text:p>'KEY_UP': 'UP',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formula="of:=CONCATENATE(&quot;'KEY_&quot;;[.A15];&quot;': '&quot;;[.A15];&quot;',&quot;)" office:value-type="string" office:string-value="'KEY_OK': 'OK'," calcext:value-type="string">
            <text:p>'KEY_OK': 'OK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51:01.799101731</meta:creation-date>
    <dc:date>2017-04-14T21:04:46.175755198</dc:date>
    <meta:editing-duration>PT13M45S</meta:editing-duration>
    <meta:editing-cycles>3</meta:editing-cycles>
    <meta:generator>LibreOffice/4.3.3.2$Linux_ARM_EABI LibreOffice_project/430m0$Build-2</meta:generator>
    <meta:document-statistic meta:table-count="1" meta:cell-count="30" meta:object-count="0"/>
  </office:meta>
</office:document-meta>
</file>